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09942FDAB91C387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f407"/>
    </style:style>
    <style:style style:name="P2" style:family="paragraph" style:parent-style-name="Standard">
      <style:paragraph-properties fo:text-align="start" style:justify-single-word="false"/>
      <style:text-properties officeooo:paragraph-rsid="001df40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f407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eaa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5.01" style:data-style-name="N0">5.01</text:variable-set>: Force!</text:p>
      <text:p text:style-name="P2"/>
      <text:list xml:id="list1535864550655993893" text:style-name="L1">
        <text:list-item>
          <text:p text:style-name="P3">A <text:span text:style-name="T3">6</text:span>0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205405512457794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205405458334882" text:continue-numbering="true" text:style-name="L1">
        <text:list-item>
          <text:p text:style-name="P3">Two children are playing tug-o-war. <text:s/>Juan has a mass of <text:span text:style-name="T3">4</text:span>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205404747110245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205405028864037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205404907491128" text:continue-numbering="true" text:style-name="L1">
        <text:list-item>
          <text:p text:style-name="P3">A car has a mass of <text:span text:style-name="T3">8</text:span>5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5405139418915" text:continue-numbering="true" text:style-name="L1">
        <text:list-item>
          <text:p text:style-name="P3">A crane lifts a 1<text:span text:style-name="T3">2</text:span>0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404506999618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405606777262" text:continue-numbering="true" text:style-name="L1">
        <text:list-item>
          <text:p text:style-name="P3"><text:soft-page-break/>You push a box across the floor with a force of <text:span text:style-name="T3">6</text:span>0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205404907661502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205405290022682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205405340344287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205404836323750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205403675891517" text:continue-numbering="true" text:style-name="L1">
        <text:list-item>
          <text:p text:style-name="P3">A 0.00<text:span text:style-name="T3">6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205403837656615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205404927727328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205404148910468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9942FDAB91C3879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0:54:03.52024036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0:02.777319555</meta:creation-date>
    <meta:editing-duration>PT2M6S</meta:editing-duration>
    <meta:editing-cycles>6</meta:editing-cycles>
    <meta:generator>LibreOffice/5.0.6.2$Linux_X86_64 LibreOffice_project/00$Build-2</meta:generator>
    <dc:date>2016-08-29T20:54:03.493420188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